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31.7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2.64pt"/>
    </style:style>
    <style:style style:name="co6" style:family="table-column">
      <style:table-column-properties fo:break-before="auto" style:column-width="21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ity to ICU beds per 10,000 peo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CU beds per 10,000 people</text:p>
          </table:table-cell>
        </table:table-row>
        <table:table-row table:style-name="ro1">
          <table:table-cell office:value-type="string" calcext:value-type="string">
            <text:p>NATIONAL AVERAGE</text:p>
          </table:table-cell>
          <table:table-cell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IRMINGHAM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DOTHA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OBILE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MONTGOMERY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TUSCALOOSA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ORAG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MESA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HOENIX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UN CITY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C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ORT SMITH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JONESBORO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LITTLE ROCK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PRINGDALE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RANGE CO.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BAKERSFIELD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CO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ONTRA COSTA CO.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RESNO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OS ANGELES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DESTO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AP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LAMEDA CO.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ALM SPR/RANCHO MIR.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DING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LINA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BERNARDINO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DIEGO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FRANCISCO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JOSE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LUIS OBISPO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 MATEO CO.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BARBARA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RUZ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ROS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TOCKTON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VENTURA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BOUL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RADO SPRINGS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FORT COLL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EELEY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PUEBLO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BRIDGEPORT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HARTFORD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NEW HAVE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WILMINGTON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RADENTON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LEARWATER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RT LAUDERDALE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ORT MYERS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GAINESVILLE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HUDSON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JACKSONVILLE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LAND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IAMI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CALA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RLANDO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ORMOND BEACH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NAMA CITY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ARASOTA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T PETERSBURG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LLAHASSEE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TAMPA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LBANY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TLANT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UGUSTA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OLUMBUS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MACON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OM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SAVANNAH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ONOLULU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OIS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AHO FALLS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AUROR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BLUE ISL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ELGI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EVANSTON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HINSDALE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JOLIET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MELROSE PARK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EORIA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ROCKFORD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SPRINGFIELD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URBANA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BLOOMINGT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VANSVILLE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FORT WAYNE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GARY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POLIS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FAYETTE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UNCI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UNSTER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SOUTH BE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TERRE HAUTE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CEDAR RAPIDS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AVENPORT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ES MO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DUBUQUE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OWA CITY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MASON CITY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SIOUX CITY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WATERLOO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OPEKA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OVINGTO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EXINGTON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LOUISVILLE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OWENSBORO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PADUCAH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LEXANDRIA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HOU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FAYETTE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KE CHARLE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ETAIRIE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NEW ORLEANS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HREVEPORT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LIDELL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BANGOR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ORTLAND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IMOR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SALISBURY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TAKOMA PARK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OSTON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SPRINGFIELD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WORCESTER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NN ARBOR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ARBORN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ROIT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LINT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GRAND RAPIDS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KALAMAZOO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LANSING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RQUETTE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USKEGON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ETOSKEY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ONTIAC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ROYAL OAK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AGINAW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ST JOSEPH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TRAVERSE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DULUTH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INNEAPOL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ROCHESTER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 CLOUD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ST PA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GULFPORT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HATTIESBURG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JACKSON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ERIDIAN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OXFORD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UPELO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APE GIRARDEAU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COLUMBIA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JOPLIN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KANSAS CITY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T LOUIS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LLINGS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REAT FALLS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ISSOUL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LINCOLN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OMAHA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LAS VEGA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RENO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LEBANON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MANCHESTER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CAMD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HACKENSACK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MORRISTOWN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 BRUNSWIC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ARK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PATERSON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RIDGEWOOD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LBUQUERQUE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ALBANY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INGHAMTON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RONX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UFFALO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LMIRA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EAST LONG ISLAND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ROCHESTER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YRACUS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WHITE PLAINS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ASHEVIL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HARLOTTE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DURHAM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REENSBORO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GREENVILL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HICKORY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ALEIGH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ILMINGT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WINSTON-SALEM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BISMARCK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MN FARGO/MOORHEAD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RAND FORKS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MINOT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KRON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ANTON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NCINNAT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LEVELAND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OLUMBUS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AY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ELY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TOLEDO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YOUNGSTOW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LAWTON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HOMA CITY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TULSA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END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UGENE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MEDFORD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PORTLAND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SALEM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LLENTOW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LTOONA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DANVILLE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ERIE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HARRISBURG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JOHNSTOWN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LANCAS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HILADELPHIA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ITTSBURGH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READING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AYRE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CRANTON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WILKES-BARRE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YORK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PROVIDENCE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HARLESTON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LUMBIA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FLORENCE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PARTANBURG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RAPID CITY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IOUX FALLS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HATTANOOGA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JACKSON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JOHNSON CITY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INGSPORT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MEMPH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ILL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BILENE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ARILLO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USTI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EAUMONT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RYAN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ORPUS CHRISTI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DALL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EL PASO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ARLING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ONGVIEW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LUBBOCK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MCALL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ODESSA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GE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MPLE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YLER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VICTORIA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ACO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ICHITA FALL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OGDEN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ROVO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SALT LAKE CITY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BURLINGTON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RLINGTON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HARLOTTESVILLE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YNCHBUR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PORT NEWS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ORFOLK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ICHMOND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ROANOKE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WINCHESTER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EVERETT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LYMPIA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EATTL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TACOMA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YAKI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CHARLESTON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HUNTINGTON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ORGANTOWN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APPLETON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GREEN BAY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LA CROSSE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DISO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ARSHFIELD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ILWAUKEE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NEENAH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AUSAU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CASPER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ivot Table_City to ICU beds per 10,000 people_1" table:style-name="ta1">
        <table:table-column table:style-name="co5" table:default-cell-style-name="ce3"/>
        <table:table-column table:style-name="co6" table:default-cell-style-name="ce7"/>
        <table:table-row table:style-name="ro1">
          <table:table-cell table:style-name="ce1" office:value-type="string" calcext:value-type="string">
            <text:p>State</text:p>
          </table:table-cell>
          <table:table-cell table:style-name="ce5" office:value-type="string" calcext:value-type="string">
            <text:p>Average - ICU beds per 10,000 people</text:p>
          </table:table-cell>
        </table:table-row>
        <table:table-row table:style-name="ro1">
          <table:table-cell table:style-name="ce2" office:value-type="string" calcext:value-type="string">
            <text:p>AK</text:p>
          </table:table-cell>
          <table:table-cell table:style-name="ce6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.81666666666667" calcext:value-type="float">
            <text:p>4.81666666666667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.69583333333333" calcext:value-type="float">
            <text:p>2.69583333333333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.81428571428571" calcext:value-type="float">
            <text:p>2.81428571428571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2.53333333333333" calcext:value-type="float">
            <text:p>2.53333333333333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4.06111111111111" calcext:value-type="float">
            <text:p>4.06111111111111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.62857142857143" calcext:value-type="float">
            <text:p>3.62857142857143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float" office:value="2.8375" calcext:value-type="float">
            <text:p>2.837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.43846153846154" calcext:value-type="float">
            <text:p>3.43846153846154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2.86666666666667" calcext:value-type="float">
            <text:p>2.86666666666667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3.39333333333333" calcext:value-type="float">
            <text:p>3.39333333333333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.76666666666667" calcext:value-type="float">
            <text:p>3.76666666666667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3.43333333333333" calcext:value-type="float">
            <text:p>3.43333333333333</text:p>
          </table:table-cell>
        </table:table-row>
        <table:table-row table:style-name="ro1">
          <table:table-cell office:value-type="string" calcext:value-type="string">
            <text:p>NATIONAL AVERAGE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3.73333333333333" calcext:value-type="float">
            <text:p>3.73333333333333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float" office:value="2.87142857142857" calcext:value-type="float">
            <text:p>2.87142857142857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3.31428571428571" calcext:value-type="float">
            <text:p>3.31428571428571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4.04285714285714" calcext:value-type="float">
            <text:p>4.0428571428571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4.16363636363636" calcext:value-type="float">
            <text:p>4.16363636363636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2.93333333333333" calcext:value-type="float">
            <text:p>2.93333333333333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float" office:value="2.58333333333333" calcext:value-type="float">
            <text:p>2.58333333333333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float" office:value="5.36666666666667" calcext:value-type="float">
            <text:p>5.36666666666667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3.56807817589577" calcext:value-type="float">
            <text:p>3.56807817589577</text:p>
          </table:table-cell>
        </table:table-row>
      </table:table>
      <table:table table:name="Abbreviation to Stat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ia[E]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</table:table-row>
      </table:table>
      <table:named-expressions/>
      <table:data-pilot-tables>
        <table:data-pilot-table table:name="DataPilot1" table:application-data="" table:target-range-address="'Pivot Table_City to ICU beds per 10,000 people_1'.A1:'Pivot Table_City to ICU beds per 10,000 people_1'.B54" table:buttons="'Pivot Table_City to ICU beds per 10,000 people_1'.A1" table:show-filter-button="false" table:drill-down-on-double-click="false">
          <table:source-cell-range table:cell-range-address="'City to ICU beds per 10,000 people'.A1:'City to ICU beds per 10,000 people'.C30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ate" table:orientation="row" table:used-hierarchy="0" table:function="auto">
            <table:data-pilot-level table:show-empty="false" calcext:repeat-item-labels="false">
              <table:data-pilot-members>
                <table:data-pilot-member table:name="AK" table:display="true" table:show-details="true"/>
                <table:data-pilot-member table:name="AL" table:display="true" table:show-details="true"/>
                <table:data-pilot-member table:name="AR" table:display="true" table:show-details="true"/>
                <table:data-pilot-member table:name="AZ" table:display="true" table:show-details="true"/>
                <table:data-pilot-member table:name="CA" table:display="true" table:show-details="true"/>
                <table:data-pilot-member table:name="CO" table:display="true" table:show-details="true"/>
                <table:data-pilot-member table:name="CT" table:display="true" table:show-details="true"/>
                <table:data-pilot-member table:name="DC" table:display="true" table:show-details="true"/>
                <table:data-pilot-member table:name="DE" table:display="true" table:show-details="true"/>
                <table:data-pilot-member table:name="FL" table:display="true" table:show-details="true"/>
                <table:data-pilot-member table:name="GA" table:display="true" table:show-details="true"/>
                <table:data-pilot-member table:name="HI" table:display="true" table:show-details="true"/>
                <table:data-pilot-member table:name="IA" table:display="true" table:show-details="true"/>
                <table:data-pilot-member table:name="ID" table:display="true" table:show-details="true"/>
                <table:data-pilot-member table:name="IL" table:display="true" table:show-details="true"/>
                <table:data-pilot-member table:name="IN" table:display="true" table:show-details="true"/>
                <table:data-pilot-member table:name="KS" table:display="true" table:show-details="true"/>
                <table:data-pilot-member table:name="KY" table:display="true" table:show-details="true"/>
                <table:data-pilot-member table:name="LA" table:display="true" table:show-details="true"/>
                <table:data-pilot-member table:name="MA" table:display="true" table:show-details="true"/>
                <table:data-pilot-member table:name="MD" table:display="true" table:show-details="true"/>
                <table:data-pilot-member table:name="ME" table:display="true" table:show-details="true"/>
                <table:data-pilot-member table:name="MI" table:display="true" table:show-details="true"/>
                <table:data-pilot-member table:name="MN" table:display="true" table:show-details="true"/>
                <table:data-pilot-member table:name="MO" table:display="true" table:show-details="true"/>
                <table:data-pilot-member table:name="MS" table:display="true" table:show-details="true"/>
                <table:data-pilot-member table:name="MT" table:display="true" table:show-details="true"/>
                <table:data-pilot-member table:name="NATIONAL AVERAGE" table:display="true" table:show-details="true"/>
                <table:data-pilot-member table:name="NC" table:display="true" table:show-details="true"/>
                <table:data-pilot-member table:name="ND" table:display="true" table:show-details="true"/>
                <table:data-pilot-member table:name="NE" table:display="true" table:show-details="true"/>
                <table:data-pilot-member table:name="NH" table:display="true" table:show-details="true"/>
                <table:data-pilot-member table:name="NJ" table:display="true" table:show-details="true"/>
                <table:data-pilot-member table:name="NM" table:display="true" table:show-details="true"/>
                <table:data-pilot-member table:name="NV" table:display="true" table:show-details="true"/>
                <table:data-pilot-member table:name="NY" table:display="true" table:show-details="true"/>
                <table:data-pilot-member table:name="OH" table:display="true" table:show-details="true"/>
                <table:data-pilot-member table:name="OK" table:display="true" table:show-details="true"/>
                <table:data-pilot-member table:name="OR" table:display="true" table:show-details="true"/>
                <table:data-pilot-member table:name="PA" table:display="true" table:show-details="true"/>
                <table:data-pilot-member table:name="RI" table:display="true" table:show-details="true"/>
                <table:data-pilot-member table:name="SC" table:display="true" table:show-details="true"/>
                <table:data-pilot-member table:name="SD" table:display="true" table:show-details="true"/>
                <table:data-pilot-member table:name="TN" table:display="true" table:show-details="true"/>
                <table:data-pilot-member table:name="TX" table:display="true" table:show-details="true"/>
                <table:data-pilot-member table:name="UT" table:display="true" table:show-details="true"/>
                <table:data-pilot-member table:name="VA" table:display="true" table:show-details="true"/>
                <table:data-pilot-member table:name="VT" table:display="true" table:show-details="true"/>
                <table:data-pilot-member table:name="WA" table:display="true" table:show-details="true"/>
                <table:data-pilot-member table:name="WI" table:display="true" table:show-details="true"/>
                <table:data-pilot-member table:name="WV" table:display="true" table:show-details="true"/>
                <table:data-pilot-member table:name="W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CU beds per 10,000 people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" table:display="true" table:show-details="true"/>
                <table:data-pilot-member table:name="3.5" table:display="true" table:show-details="true"/>
                <table:data-pilot-member table:name="3.6" table:display="true" table:show-details="true"/>
                <table:data-pilot-member table:name="3.7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2" table:display="true" table:show-details="true"/>
                <table:data-pilot-member table:name="4.3" table:display="true" table:show-details="true"/>
                <table:data-pilot-member table:name="4.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4.7" table:display="true" table:show-details="true"/>
                <table:data-pilot-member table:name="4.8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4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8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3" table:display="true" table:show-details="true"/>
                <table:data-pilot-member table:name="6.4" table:display="true" table:show-details="true"/>
                <table:data-pilot-member table:name="6.5" table:display="true" table:show-details="true"/>
                <table:data-pilot-member table:name="6.6" table:display="true" table:show-details="true"/>
                <table:data-pilot-member table:name="6.9" table:display="true" table:show-details="true"/>
                <table:data-pilot-member table:name="7.2" table:display="true" table:show-details="true"/>
                <table:data-pilot-member table:name="7.5" table:display="true" table:show-details="true"/>
                <table:data-pilot-member table:name="10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Blechschmidt</meta:initial-creator>
    <meta:creation-date>2020-04-01T13:34:34.805698122</meta:creation-date>
    <dc:date>2020-04-01T13:39:53.598139812</dc:date>
    <dc:creator>Manuel Blechschmidt</dc:creator>
    <meta:editing-duration>PT5M20S</meta:editing-duration>
    <meta:editing-cycles>1</meta:editing-cycles>
    <meta:document-statistic meta:table-count="3" meta:cell-count="1131" meta:object-count="0"/>
    <meta:generator>LibreOffice/6.0.7.3$Linux_X86_64 LibreOffice_project/00m0$Build-3</meta:generator>
  </office:meta>
</office:document-meta>
</file>